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6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7.51mm"/>
    </style:style>
    <style:style style:name="co7" style:family="table-column">
      <style:table-column-properties fo:break-before="auto" style:column-width="29.49mm"/>
    </style:style>
    <style:style style:name="co8" style:family="table-column">
      <style:table-column-properties fo:break-before="auto" style:column-width="90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1stMerge-MergeDevice5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6/04/2013 11:11:11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6/04/2013 11:11:12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6/04/2013 11:11:13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stMerge-MergeDevice5_2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4_1stMerge</text:p>
          </table:table-cell>
          <table:table-cell table:style-name="Default" office:value-type="string" calcext:value-type="string">
            <text:p>MergeDevice5_2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3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4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1/01/1970 00:00:00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24/05/2014 09:26:46</text:p>
          </table:table-cell>
        </table:table-row>
      </table:table>
      <table:table table:name="1stMerge-MergeDevice5_3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MergeDevice4_1stMerge</text:p>
          </table:table-cell>
          <table:table-cell table:style-name="Default" office:value-type="string" calcext:value-type="string">
            <text:p>MergeDevice5_3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6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7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8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29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4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0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6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2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05/05/2012 19:27:24</text:p>
          </table:table-cell>
          <table:table-cell office:value-type="string" calcext:value-type="string">
            <text:p>05/05/2013 19:27:27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3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PlayCount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6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01/01/1970 00:00:00</text:p>
          </table:table-cell>
          <table:table-cell office:value-type="string" calcext:value-type="string">
            <text:p>04/05/2015 12:24:37</text:p>
          </table:table-cell>
        </table:table-row>
      </table:table>
      <table:table table:name="1stMerge-MergeDevice5_4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4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1stMerge-MergeDevice5_5" table:style-name="ta1"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5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1stMerge-MergeDevice5_JaMuz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5_JaMuz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</table:table>
      <table:table table:name="1stMerge-MergeDevice6_New" table:style-name="ta1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4_1stMerge</text:p>
          </table:table-cell>
          <table:table-cell office:value-type="string" calcext:value-type="string">
            <text:p>MergeDevice6_New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5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6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8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5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39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2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07/05/2015 17:53:53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5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01/01/1970 00:00:00</text:p>
          </table:table-cell>
          <table:table-cell table:style-name="ce1" office:value-type="string" calcext:value-type="string">
            <text:p>24/05/2014 09:26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21:27:17.628136459</dc:date>
    <dc:creator>Raphael </dc:creator>
    <meta:editing-duration>PT15M47S</meta:editing-duration>
    <meta:editing-cycles>2</meta:editing-cycles>
    <meta:generator>LibreOffice/5.0.3.2$Linux_X86_64 LibreOffice_project/00m0$Build-2</meta:generator>
    <meta:document-statistic meta:table-count="7" meta:cell-count="428" meta:object-count="0"/>
  </office:meta>
</office:document-meta>
</file>